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58CCB3972E23FAF8.png" manifest:media-type="image/png"/>
  <manifest:file-entry manifest:full-path="Pictures/1000020100000040000000407EC4C969717EDC0F.png" manifest:media-type="image/png"/>
  <manifest:file-entry manifest:full-path="Pictures/100002010000004000000040E32E2335F657FA9E.png" manifest:media-type="image/png"/>
  <manifest:file-entry manifest:full-path="Pictures/100002010000004000000040699E224DF37BC8CC.png" manifest:media-type="image/png"/>
  <manifest:file-entry manifest:full-path="Pictures/10000201000000400000004086A469D9B9B83437.png" manifest:media-type="image/png"/>
  <manifest:file-entry manifest:full-path="Pictures/1000020100000040000000409654F40143EF6A7D.png" manifest:media-type="image/png"/>
  <manifest:file-entry manifest:full-path="Pictures/1000020100000040000000401B4C2C8B8E04B878.png" manifest:media-type="image/png"/>
  <manifest:file-entry manifest:full-path="Pictures/10000201000000400000004031B80100F71166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.25in" fo:margin-bottom="0.1665in" loext:contextual-spacing="false" fo:line-height="100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fo:letter-spacing="normal"/>
    </style:style>
    <style:style style:name="P2" style:family="paragraph" style:parent-style-name="Heading_20_2">
      <style:paragraph-properties fo:margin-left="0in" fo:margin-right="0in" fo:margin-top="0.25in" fo:margin-bottom="0.1665in" loext:contextual-spacing="false" fo:line-height="100%" fo:orphans="2" fo:widows="2" fo:text-indent="0in" style:auto-text-indent="false" fo:break-before="page" fo:padding-left="0in" fo:padding-right="0in" fo:padding-top="0in" fo:padding-bottom="0.0193in" fo:border-left="none" fo:border-right="none" fo:border-top="none" fo:border-bottom="0.06pt solid #eaecef"/>
    </style:style>
    <style:style style:name="P3" style:family="paragraph" style:parent-style-name="Heading_20_2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4" style:family="paragraph" style:parent-style-name="Standard" style:list-style-name="L1">
      <style:paragraph-properties fo:line-height="100%"/>
      <style:text-properties style:text-line-through-style="none" style:text-line-through-type="none" officeooo:rsid="001146b5" officeooo:paragraph-rsid="001146b5"/>
    </style:style>
    <style:style style:name="P5" style:family="paragraph" style:parent-style-name="Standard">
      <style:paragraph-properties fo:line-height="100%"/>
      <style:text-properties officeooo:rsid="000fac56" officeooo:paragraph-rsid="000fac56"/>
    </style:style>
    <style:style style:name="P6" style:family="paragraph" style:parent-style-name="Standard">
      <style:paragraph-properties fo:line-height="100%"/>
      <style:text-properties officeooo:rsid="001146b5" officeooo:paragraph-rsid="001146b5"/>
    </style:style>
    <style:style style:name="P7" style:family="paragraph" style:parent-style-name="Standard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officeooo:rsid="000fac56" officeooo:paragraph-rsid="000fac56"/>
    </style:style>
    <style:style style:name="P8" style:family="paragraph" style:parent-style-name="Text_20_body">
      <style:paragraph-properties fo:margin-left="0in" fo:margin-right="0in" fo:margin-top="0in" fo:margin-bottom="0.1665in" loext:contextual-spacing="false" fo:line-height="100%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10" style:family="paragraph" style:parent-style-name="Text_20_body" style:list-style-name="L12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11" style:family="paragraph" style:parent-style-name="Text_20_body" style:list-style-name="L13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12" style:family="paragraph" style:parent-style-name="Text_20_body" style:list-style-name="L15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13" style:family="paragraph" style:parent-style-name="Text_20_body" style:list-style-name="L17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14" style:family="paragraph" style:parent-style-name="Text_20_body" style:list-style-name="L20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15" style:family="paragraph" style:parent-style-name="Text_20_body" style:list-style-name="L21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16" style:family="paragraph" style:parent-style-name="Text_20_body" style:list-style-name="L22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17" style:family="paragraph" style:parent-style-name="Text_20_body" style:list-style-name="L23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18" style:family="paragraph" style:parent-style-name="Text_20_body" style:list-style-name="L25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19" style:family="paragraph" style:parent-style-name="Text_20_body" style:list-style-name="L27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20" style:family="paragraph" style:parent-style-name="Text_20_body" style:list-style-name="L28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21" style:family="paragraph" style:parent-style-name="Text_20_body" style:list-style-name="L30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22" style:family="paragraph" style:parent-style-name="Text_20_body" style:list-style-name="L34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23" style:family="paragraph" style:parent-style-name="Text_20_body" style:list-style-name="L35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24" style:family="paragraph" style:parent-style-name="Text_20_body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25" style:family="paragraph" style:parent-style-name="Text_20_body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26" style:family="paragraph" style:parent-style-name="Text_20_body" style:list-style-name="L3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27" style:family="paragraph" style:parent-style-name="Text_20_body" style:list-style-name="L4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28" style:family="paragraph" style:parent-style-name="Text_20_body" style:list-style-name="L5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29" style:family="paragraph" style:parent-style-name="Text_20_body" style:list-style-name="L7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30" style:family="paragraph" style:parent-style-name="Text_20_body" style:list-style-name="L8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31" style:family="paragraph" style:parent-style-name="Text_20_body" style:list-style-name="L9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32" style:family="paragraph" style:parent-style-name="Text_20_body" style:list-style-name="L6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33" style:family="paragraph" style:parent-style-name="Text_20_body" style:list-style-name="L10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34" style:family="paragraph" style:parent-style-name="Text_20_body" style:list-style-name="L2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</style:style>
    <style:style style:name="P35" style:family="paragraph" style:parent-style-name="Text_20_body" style:list-style-name="L14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6" style:family="paragraph" style:parent-style-name="Text_20_body" style:list-style-name="L16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7" style:family="paragraph" style:parent-style-name="Text_20_body" style:list-style-name="L18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8" style:family="paragraph" style:parent-style-name="Text_20_body" style:list-style-name="L19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9" style:family="paragraph" style:parent-style-name="Text_20_body" style:list-style-name="L24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0" style:family="paragraph" style:parent-style-name="Text_20_body" style:list-style-name="L26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1" style:family="paragraph" style:parent-style-name="Text_20_body" style:list-style-name="L31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2" style:family="paragraph" style:parent-style-name="Text_20_body" style:list-style-name="L32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3" style:family="paragraph" style:parent-style-name="Text_20_body" style:list-style-name="L33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4" style:family="paragraph" style:parent-style-name="Text_20_body" style:list-style-name="L29">
      <style:paragraph-properties fo:margin-top="0in" fo:margin-bottom="0.1665in" loext:contextual-spacing="false" fo:line-height="100%" fo:orphans="2" fo:widows="2"/>
    </style:style>
    <style:style style:name="P45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46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47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#f6f8fa" fo:padding="0in" fo:border="none"/>
    </style:style>
    <style:style style:name="P48" style:family="paragraph" style:parent-style-name="Preformatted_20_Text">
      <style:paragraph-properties fo:margin-top="0in" fo:margin-bottom="0.1965in" loext:contextual-spacing="false" fo:line-height="100%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49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P5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51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  <style:text-properties fo:font-variant="normal" fo:text-transform="none" fo:color="#24292e" fo:letter-spacing="normal"/>
    </style:style>
    <style:style style:name="P52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00%" fo:orphans="2" fo:widows="2" fo:background-color="#f6f8fa" fo:padding="0in" fo:border="none"/>
    </style:style>
    <style:style style:name="T1" style:family="text">
      <style:text-properties style:font-name="apple-system" fo:font-style="normal" fo:font-weight="bold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4" style:family="text">
      <style:text-properties fo:font-variant="normal" fo:text-transform="none" fo:color="#24292e" style:font-name="apple-system" fo:font-size="9.75pt" fo:letter-spacing="normal" fo:font-style="normal" fo:font-weight="bold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T5" style:family="text">
      <style:text-properties fo:font-variant="normal" fo:text-transform="none" fo:color="#24292e" fo:letter-spacing="normal" loext:padding="0in" loext:border="none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font-weight="normal" style:font-name-asian="SFMono-Regular" style:font-size-asian="9.75pt" style:font-style-asian="normal" style:font-weight-asian="normal" style:font-name-complex="SFMono-Regular" style:font-size-complex="9.75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style:text-underline-style="none" fo:font-weight="normal" style:text-blinking="false" style:font-name-asian="SFMono-Regular" style:font-size-asian="9.75pt" style:font-style-asian="normal" style:font-weight-asian="normal" style:font-name-complex="SFMono-Regular" style:font-size-complex="9.75pt" style:font-style-complex="normal" style:font-weight-complex="normal"/>
    </style:style>
    <style:style style:name="T1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2" style:family="text">
      <style:text-properties style:font-name="SFMono-Regular" fo:font-size="9.75pt" fo:font-style="normal" fo:font-weight="normal"/>
    </style:style>
    <style:style style:name="T13" style:family="text">
      <style:text-properties fo:color="#005cc5"/>
    </style:style>
    <style:style style:name="T14" style:family="text">
      <style:text-properties fo:color="#005cc5" style:font-name="SFMono-Regular" fo:font-size="9.75pt" fo:font-style="normal" fo:font-weight="normal"/>
    </style:style>
    <style:style style:name="T15" style:family="text">
      <style:text-properties fo:color="#d73a49"/>
    </style:style>
    <style:style style:name="T16" style:family="text">
      <style:text-properties fo:color="#d73a49" style:font-name="SFMono-Regular" fo:font-size="9.75pt" fo:font-style="normal" fo:font-weight="normal"/>
    </style:style>
    <style:style style:name="T17" style:family="text">
      <style:text-properties fo:color="#032f62"/>
    </style:style>
    <style:style style:name="T18" style:family="text">
      <style:text-properties fo:color="#032f62" style:font-name="SFMono-Regular" fo:font-size="9.75pt" fo:font-style="normal" fo:font-weight="normal"/>
    </style:style>
    <style:style style:name="T19" style:family="text">
      <style:text-properties fo:color="#6a737d" style:font-name="SFMono-Regular" fo:font-size="9.75pt" fo:font-style="normal" fo:font-weight="normal"/>
    </style:style>
    <style:style style:name="T20" style:family="text">
      <style:text-properties fo:color="#6f42c1"/>
    </style:style>
    <style:style style:name="T21" style:family="text">
      <style:text-properties fo:color="#6f42c1" style:font-name="SFMono-Regular" fo:font-size="9.75pt" fo:font-style="normal" fo:font-weight="normal"/>
    </style:style>
    <style:style style:name="T22" style:family="text">
      <style:text-properties fo:color="#e36209"/>
    </style:style>
    <style:style style:name="T23" style:family="text">
      <style:text-properties fo:color="#e36209" style:font-name="SFMono-Regular" fo:font-size="9.75pt" fo:font-style="normal" fo:font-weight="normal"/>
    </style:style>
    <style:style style:name="T24" style:family="text">
      <style:text-properties fo:color="#22863a"/>
    </style:style>
    <style:style style:name="T25" style:family="text">
      <style:text-properties fo:color="#22863a" style:font-name="SFMono-Regular" fo:font-size="9.75pt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jango: Web Framework for cleaner python web development.</text:p>
      <text:p text:style-name="P6">Django provides:</text:p>
      <text:list xml:id="list1820020986" text:style-name="L1">
        <text:list-item>
          <text:p text:style-name="P4">Object-Relational Mapping(ORM)</text:p>
        </text:list-item>
        <text:list-item>
          <text:p text:style-name="P4">URL routing</text:p>
        </text:list-item>
        <text:list-item>
          <text:p text:style-name="P4">HTML templating</text:p>
        </text:list-item>
        <text:list-item>
          <text:p text:style-name="P4">Form handling</text:p>
        </text:list-item>
        <text:list-item>
          <text:p text:style-name="P4">Testing</text:p>
        </text:list-item>
      </text:list>
      <text:p text:style-name="P7"/>
      <text:h text:style-name="P2" text:outline-level="2"><text:bookmark text:name="user-content-tv-creating-a-view"/><text:span text:style-name="T8"><draw:frame draw:style-name="fr1" draw:name="Image12" text:anchor-type="as-char" svg:width="0.2083in" svg:height="0.2083in" draw:z-index="11"><draw:image xlink:href="Pictures/100002010000004000000040699E224DF37BC8CC.png" xlink:type="simple" xlink:show="embed" xlink:actuate="onLoad" loext:mime-type="image/png"/><svg:title>tv</svg:title></draw:frame></text:span><text:span text:style-name="T8"> </text:span><text:span text:style-name="T4">Creating a view</text:span><text:span text:style-name="T2">Within the app directory, open </text:span><text:span text:style-name="Source_20_Text"><text:span text:style-name="T6">views.py</text:span></text:span><text:span text:style-name="T2"> and add the following:</text:span></text:h>
      <text:p text:style-name="P46"><text:span text:style-name="T15">from</text:span> django.http <text:span text:style-name="T15">import</text:span> HttpResponse</text:p>
      <text:p text:style-name="P52"/>
      <text:p text:style-name="P50"><text:span text:style-name="T15">def</text:span> <text:span text:style-name="T20">index</text:span>(request):</text:p>
      <text:p text:style-name="P51"><text:s text:c="4"/><text:span text:style-name="T16">return</text:span><text:span text:style-name="T12"> HttpResponse(</text:span><text:span text:style-name="T18">"Hello, World!"</text:span><text:span text:style-name="T12">)</text:span></text:p>
      <text:list xml:id="list3733640000" text:style-name="L12">
        <text:list-item>
          <text:p text:style-name="P10"><text:span text:style-name="T2">Still within the app directory, open (or create) </text:span><text:span text:style-name="Source_20_Text"><text:span text:style-name="T6">urls.py</text:span></text:span></text:p>
        </text:list-item>
      </text:list>
      <text:p text:style-name="P46"><text:span text:style-name="T15">from</text:span> django.urls <text:span text:style-name="T15">import</text:span> path</text:p>
      <text:p text:style-name="P50"><text:span text:style-name="T15">from</text:span> . <text:span text:style-name="T15">import</text:span> views</text:p>
      <text:p text:style-name="P52"/>
      <text:p text:style-name="P50">urlpatterns <text:span text:style-name="T15">=</text:span> [</text:p>
      <text:p text:style-name="P51"><text:s text:c="4"/><text:span text:style-name="T12">path(</text:span><text:span text:style-name="T18">''</text:span><text:span text:style-name="T12">, views.index, </text:span><text:span text:style-name="T23">name</text:span><text:span text:style-name="T16">=</text:span><text:span text:style-name="T18">'index'</text:span><text:span text:style-name="T12">),</text:span></text:p>
      <text:p text:style-name="P50">]</text:p>
      <text:list xml:id="list3384236271" text:style-name="L13">
        <text:list-item>
          <text:p text:style-name="P11"><text:span text:style-name="T2">Now within the project directory, edit </text:span><text:span text:style-name="Source_20_Text"><text:span text:style-name="T6">urls.py</text:span></text:span><text:span text:style-name="T2"> to include the following</text:span></text:p>
        </text:list-item>
      </text:list>
      <text:p text:style-name="P46"><text:span text:style-name="T15">from</text:span> django.contrib <text:span text:style-name="T15">import</text:span> admin</text:p>
      <text:p text:style-name="P50"><text:span text:style-name="T15">from</text:span> django.urls <text:span text:style-name="T15">import</text:span> include, path</text:p>
      <text:p text:style-name="P52"/>
      <text:p text:style-name="P50">urlpatterns <text:span text:style-name="T15">=</text:span> [</text:p>
      <text:p text:style-name="P51"><text:s text:c="4"/><text:span text:style-name="T12">path(</text:span><text:span text:style-name="T18">'app/'</text:span><text:span text:style-name="T12">, include(</text:span><text:span text:style-name="T18">'app.urls'</text:span><text:span text:style-name="T12">)),</text:span></text:p>
      <text:p text:style-name="P51"><text:s text:c="4"/><text:span text:style-name="T12">path(</text:span><text:span text:style-name="T18">'admin/'</text:span><text:span text:style-name="T12">, admin.site.urls),</text:span></text:p>
      <text:p text:style-name="P50">]</text:p>
      <text:list xml:id="list3703713952" text:style-name="L14">
        <text:list-item>
          <text:p text:style-name="P35">To create a url pattern to the index of the site, use the following urlpattern:</text:p>
        </text:list-item>
      </text:list>
      <text:p text:style-name="P46">urlpatterns <text:span text:style-name="T15">=</text:span> [</text:p>
      <text:p text:style-name="P51"><text:s text:c="4"/><text:span text:style-name="T12">path(</text:span><text:span text:style-name="T18">""</text:span><text:span text:style-name="T12">, include(</text:span><text:span text:style-name="T18">'app.urls'</text:span><text:span text:style-name="T12">)),</text:span></text:p>
      <text:p text:style-name="P50">]</text:p>
      <text:list xml:id="list2168438156" text:style-name="L15">
        <text:list-item>
          <text:p text:style-name="P12"><text:span text:style-name="T2">Remember: there are multiple files named </text:span><text:span text:style-name="Source_20_Text"><text:span text:style-name="T6">urls.py</text:span></text:span></text:p>
        </text:list-item>
        <text:list-item>
          <text:p text:style-name="P12"><text:span text:style-name="T2">The </text:span><text:span text:style-name="Source_20_Text"><text:span text:style-name="T6">urls.py</text:span></text:span><text:span text:style-name="T2"> file within app directories are organized by the </text:span><text:span text:style-name="Source_20_Text"><text:span text:style-name="T6">urls.py</text:span></text:span><text:span text:style-name="T2"> found in the project folder.</text:span></text:p>
        </text:list-item>
      </text:list>
      <text:h text:style-name="P1" text:outline-level="2"><text:bookmark text:name="user-content-art-creating-a-template"/><draw:frame draw:style-name="fr1" draw:name="Image13" text:anchor-type="as-char" svg:width="0.2083in" svg:height="0.2083in" draw:z-index="12"><draw:image xlink:href="Pictures/1000020100000040000000407EC4C969717EDC0F.png" xlink:type="simple" xlink:show="embed" xlink:actuate="onLoad" loext:mime-type="image/png"/><svg:title>art</svg:title></draw:frame> <text:span text:style-name="T1">Creating a template</text:span></text:h>
      <text:list xml:id="list446209399" text:style-name="L16">
        <text:list-item>
          <text:p text:style-name="P36">Within the app directory, HTML, CSS, and JavaScript files are located within the following locations:</text:p>
        </text:list-item>
      </text:list>
      <text:p text:style-name="P47"><text:span text:style-name="Source_20_Text"><text:span text:style-name="T7">app/</text:span></text:span></text:p>
      <text:p text:style-name="P52"><text:span text:style-name="Source_20_Text"><text:span text:style-name="T5"><text:s text:c="3"/></text:span></text:span><text:span text:style-name="Source_20_Text"><text:span text:style-name="T7">templates/</text:span></text:span></text:p>
      <text:p text:style-name="P52"><text:span text:style-name="Source_20_Text"><text:span text:style-name="T5"><text:s text:c="6"/></text:span></text:span><text:span text:style-name="Source_20_Text"><text:span text:style-name="T7">index.html</text:span></text:span></text:p>
      <text:p text:style-name="P52"><text:span text:style-name="Source_20_Text"><text:span text:style-name="T5"><text:s text:c="3"/></text:span></text:span><text:span text:style-name="Source_20_Text"><text:span text:style-name="T7">static/</text:span></text:span></text:p>
      <text:p text:style-name="P52"><text:span text:style-name="Source_20_Text"><text:span text:style-name="T5"><text:s text:c="6"/></text:span></text:span><text:span text:style-name="Source_20_Text"><text:span text:style-name="T7">style.css</text:span></text:span></text:p>
      <text:p text:style-name="P52"><text:span text:style-name="Source_20_Text"><text:span text:style-name="T5"><text:s text:c="6"/></text:span></text:span><text:span text:style-name="Source_20_Text"><text:span text:style-name="T7">script.js</text:span></text:span></text:p>
      <text:list xml:id="list2867979112" text:style-name="L17">
        <text:list-item>
          <text:p text:style-name="P13"><text:span text:style-name="T2">To add a template to views, open </text:span><text:span text:style-name="Source_20_Text"><text:span text:style-name="T6">views.py</text:span></text:span><text:span text:style-name="T2"> within the app directory and include the following:</text:span></text:p>
        </text:list-item>
      </text:list>
      <text:p text:style-name="P46"><text:span text:style-name="T15">from</text:span> django.shortcuts <text:span text:style-name="T15">import</text:span> render</text:p>
      <text:p text:style-name="P52"/>
      <text:p text:style-name="P50"><text:span text:style-name="T15">def</text:span> <text:span text:style-name="T20">index</text:span>(request):</text:p>
      <text:p text:style-name="P51"><text:s text:c="4"/><text:span text:style-name="T16">return</text:span><text:span text:style-name="T12"> render(request,</text:span><text:span text:style-name="T18">'index.html'</text:span><text:span text:style-name="T12">)</text:span></text:p>
      <text:list xml:id="list4088317642" text:style-name="L18">
        <text:list-item>
          <text:p text:style-name="P37">To include context to the template:</text:p>
        </text:list-item>
      </text:list>
      <text:p text:style-name="P46"><text:span text:style-name="T15">def</text:span> <text:span text:style-name="T20">index</text:span>(request):</text:p>
      <text:p text:style-name="P51"><text:s text:c="8"/><text:span text:style-name="T12">context </text:span><text:span text:style-name="T16">=</text:span><text:span text:style-name="T12"> {</text:span><text:span text:style-name="T18">"context_variable"</text:span><text:span text:style-name="T12">: context_variable}</text:span></text:p>
      <text:p text:style-name="P51"><text:s text:c="4"/><text:span text:style-name="T16">return</text:span><text:span text:style-name="T12"> render(request,</text:span><text:span text:style-name="T18">'index.html'</text:span><text:span text:style-name="T12">, context)</text:span></text:p>
      <text:list xml:id="list1827802201" text:style-name="L19">
        <text:list-item>
          <text:p text:style-name="P38"><text:soft-page-break/>Within the HTML file, you can reference static files by adding the following:</text:p>
        </text:list-item>
      </text:list>
      <text:p text:style-name="P46">{% load static %}</text:p>
      <text:p text:style-name="P52"/>
      <text:p text:style-name="P50">&lt;!DOCTYPE html&gt;</text:p>
      <text:p text:style-name="P50">&lt;<text:span text:style-name="T24">html</text:span> <text:span text:style-name="T20">lang</text:span>=<text:span text:style-name="T17">"en"</text:span>&gt;</text:p>
      <text:p text:style-name="P51"><text:s text:c="8"/><text:span text:style-name="T12">&lt;</text:span><text:span text:style-name="T25">head</text:span><text:span text:style-name="T12">&gt;</text:span></text:p>
      <text:p text:style-name="P51"><text:s text:c="16"/><text:span text:style-name="T12">&lt;</text:span><text:span text:style-name="T25">meta</text:span><text:span text:style-name="T12"> </text:span><text:span text:style-name="T21">charset</text:span><text:span text:style-name="T12">=</text:span><text:span text:style-name="T18">"UTF-8"</text:span><text:span text:style-name="T12">&gt;</text:span></text:p>
      <text:p text:style-name="P51"><text:s text:c="16"/><text:span text:style-name="T12">&lt;</text:span><text:span text:style-name="T25">meta</text:span><text:span text:style-name="T12"> </text:span><text:span text:style-name="T21">name</text:span><text:span text:style-name="T12">=</text:span><text:span text:style-name="T18">"viewport"</text:span><text:span text:style-name="T12"> </text:span><text:span text:style-name="T21">content</text:span><text:span text:style-name="T12">=</text:span><text:span text:style-name="T18">"width=device-width, initial-scale=1"</text:span><text:span text:style-name="T12">&gt;</text:span></text:p>
      <text:p text:style-name="P51"><text:s text:c="16"/></text:p>
      <text:p text:style-name="P51"><text:s text:c="16"/><text:span text:style-name="T12">&lt;</text:span><text:span text:style-name="T25">link</text:span><text:span text:style-name="T12"> </text:span><text:span text:style-name="T21">rel</text:span><text:span text:style-name="T12">=</text:span><text:span text:style-name="T18">"stylesheet"</text:span><text:span text:style-name="T12"> </text:span><text:span text:style-name="T21">href</text:span><text:span text:style-name="T12">=</text:span><text:span text:style-name="T18">"{% static 'styles.css' %}"</text:span><text:span text:style-name="T12">&gt;</text:span></text:p>
      <text:p text:style-name="P51"><text:s text:c="8"/><text:span text:style-name="T12">&lt;/</text:span><text:span text:style-name="T25">head</text:span><text:span text:style-name="T12">&gt;</text:span></text:p>
      <text:p text:style-name="P50">&lt;/<text:span text:style-name="T24">html</text:span>&gt;</text:p>
      <text:list xml:id="list3046962932" text:style-name="L20">
        <text:list-item>
          <text:p text:style-name="P14"><text:span text:style-name="T2">To make sure to include the following in your </text:span><text:span text:style-name="Source_20_Text"><text:span text:style-name="T6">settings,py</text:span></text:span><text:span text:style-name="T2">:</text:span></text:p>
        </text:list-item>
      </text:list>
      <text:p text:style-name="P46"><text:span text:style-name="T13">STATIC_URL</text:span> <text:span text:style-name="T15">=</text:span> <text:span text:style-name="T17">'/static/'</text:span></text:p>
      <text:p text:style-name="P50"><text:span text:style-name="T13">STATICFILES_DIRS</text:span> <text:span text:style-name="T15">=</text:span> [</text:p>
      <text:p text:style-name="P51"><text:s text:c="8"/><text:span text:style-name="T12">os.path.join(</text:span><text:span text:style-name="T14">BASE_DIR</text:span><text:span text:style-name="T12">, </text:span><text:span text:style-name="T18">"static"</text:span><text:span text:style-name="T12">)</text:span></text:p>
      <text:p text:style-name="P50">]</text:p>
      <text:list xml:id="list583510943" text:style-name="L21">
        <text:list-item>
          <text:p text:style-name="P15"><text:span text:style-name="T2">To add an </text:span><text:span text:style-name="Source_20_Text"><text:span text:style-name="T6">extends</text:span></text:span><text:span text:style-name="T2">:</text:span></text:p>
        </text:list-item>
      </text:list>
      <text:p text:style-name="P46">{% extends 'base.html'%}</text:p>
      <text:p text:style-name="P52"/>
      <text:p text:style-name="P50">{% block content %}</text:p>
      <text:p text:style-name="P52"/>
      <text:p text:style-name="P50">Hello, World!</text:p>
      <text:p text:style-name="P52"/>
      <text:p text:style-name="P50">{% endblock %}</text:p>
      <text:list xml:id="list1098573061" text:style-name="L22">
        <text:list-item>
          <text:p text:style-name="P16"><text:span text:style-name="T2">And then in </text:span><text:span text:style-name="Source_20_Text"><text:span text:style-name="T6">base.html</text:span></text:span><text:span text:style-name="T2"> add:</text:span></text:p>
        </text:list-item>
      </text:list>
      <text:p text:style-name="P46">&lt;<text:span text:style-name="T24">body</text:span>&gt;</text:p>
      <text:p text:style-name="P51"><text:s text:c="8"/><text:span text:style-name="T12">{% block content %}{% endblock %}</text:span></text:p>
      <text:p text:style-name="P50">&lt;/<text:span text:style-name="T24">body</text:span>&gt;</text:p>
      <text:h text:style-name="P1" text:outline-level="2"><text:bookmark text:name="user-content-ticket-creating-a-model"/><draw:frame draw:style-name="fr1" draw:name="Image14" text:anchor-type="as-char" svg:width="0.2083in" svg:height="0.2083in" draw:z-index="13"><draw:image xlink:href="Pictures/10000201000000400000004086A469D9B9B83437.png" xlink:type="simple" xlink:show="embed" xlink:actuate="onLoad" loext:mime-type="image/png"/><svg:title>ticket</svg:title></draw:frame> <text:span text:style-name="T1">Creating a model</text:span></text:h>
      <text:list xml:id="list2359189743" text:style-name="L23">
        <text:list-item>
          <text:p text:style-name="P17"><text:span text:style-name="T2">Within the app's </text:span><text:span text:style-name="Source_20_Text"><text:span text:style-name="T6">models.py</text:span></text:span><text:span text:style-name="T2"> file, an example of a simple model can be added with the following:</text:span></text:p>
        </text:list-item>
      </text:list>
      <text:p text:style-name="P46"><text:span text:style-name="T15">from</text:span> django.db <text:span text:style-name="T15">import</text:span> models</text:p>
      <text:p text:style-name="P52"/>
      <text:p text:style-name="P50"><text:span text:style-name="T15">class</text:span> <text:span text:style-name="T20">Person</text:span>(<text:span text:style-name="T20">models</text:span>.<text:span text:style-name="T20">Model</text:span>):</text:p>
      <text:p text:style-name="P51"><text:s text:c="8"/><text:span text:style-name="T12">first_name </text:span><text:span text:style-name="T16">=</text:span><text:span text:style-name="T12"> models.CharField(</text:span><text:span text:style-name="T23">max_length</text:span><text:span text:style-name="T16">=</text:span><text:span text:style-name="T14">30</text:span><text:span text:style-name="T12">)</text:span></text:p>
      <text:p text:style-name="P51"><text:s text:c="8"/><text:span text:style-name="T12">last_name </text:span><text:span text:style-name="T16">=</text:span><text:span text:style-name="T12"> models.CharField(</text:span><text:span text:style-name="T23">max_length</text:span><text:span text:style-name="T16">=</text:span><text:span text:style-name="T14">30</text:span><text:span text:style-name="T12">)</text:span></text:p>
      <text:p text:style-name="P8"><text:span text:style-name="Emphasis"><text:span text:style-name="T2">Note that you don't need to create a primary key, Django automatically adds an IntegerField.</text:span></text:span></text:p>
      <text:list xml:id="list3603853986" text:style-name="L24">
        <text:list-item>
          <text:p text:style-name="P39">To inact changes in your models, use the following commands in your shell:</text:p>
        </text:list-item>
      </text:list>
      <text:p text:style-name="P47"><text:span text:style-name="Source_20_Text"><text:span text:style-name="T7">$ python manage.py makemigrations &lt;app_name&gt;</text:span></text:span></text:p>
      <text:p text:style-name="P52"><text:span text:style-name="Source_20_Text"><text:span text:style-name="T7">$ python manage.py migrate</text:span></text:span></text:p>
      <text:p text:style-name="P8"><text:span text:style-name="Emphasis"><text:span text:style-name="T2">Note: including &lt;app_name&gt; is optional.</text:span></text:span></text:p>
      <text:list xml:id="list599639040" text:style-name="L25">
        <text:list-item>
          <text:p text:style-name="P18"><text:span text:style-name="T2">A one-to-many relationship can be made with a </text:span><text:span text:style-name="Source_20_Text"><text:span text:style-name="T6">ForeignKey</text:span></text:span><text:span text:style-name="T2">:</text:span></text:p>
        </text:list-item>
      </text:list>
      <text:p text:style-name="P46"><text:span text:style-name="T15">class</text:span> <text:span text:style-name="T20">Musician</text:span>(<text:span text:style-name="T20">models</text:span>.<text:span text:style-name="T20">Model</text:span>):</text:p>
      <text:p text:style-name="P51"><text:s text:c="4"/><text:span text:style-name="T12">first_name </text:span><text:span text:style-name="T16">=</text:span><text:span text:style-name="T12"> models.CharField(</text:span><text:span text:style-name="T23">max_length</text:span><text:span text:style-name="T16">=</text:span><text:span text:style-name="T14">50</text:span><text:span text:style-name="T12">)</text:span></text:p>
      <text:p text:style-name="P51"><text:s text:c="4"/><text:span text:style-name="T12">last_name </text:span><text:span text:style-name="T16">=</text:span><text:span text:style-name="T12"> models.CharField(</text:span><text:span text:style-name="T23">max_length</text:span><text:span text:style-name="T16">=</text:span><text:span text:style-name="T14">50</text:span><text:span text:style-name="T12">)</text:span></text:p>
      <text:p text:style-name="P51"><text:s text:c="4"/><text:span text:style-name="T12">instrument </text:span><text:span text:style-name="T16">=</text:span><text:span text:style-name="T12"> models.CharField(</text:span><text:span text:style-name="T23">max_length</text:span><text:span text:style-name="T16">=</text:span><text:span text:style-name="T14">100</text:span><text:span text:style-name="T12">)</text:span></text:p>
      <text:p text:style-name="P52"/>
      <text:p text:style-name="P50"><text:soft-page-break/><text:span text:style-name="T15">class</text:span> <text:span text:style-name="T20">Album</text:span>(<text:span text:style-name="T20">models</text:span>.<text:span text:style-name="T20">Model</text:span>):</text:p>
      <text:p text:style-name="P51"><text:s text:c="4"/><text:span text:style-name="T12">artist </text:span><text:span text:style-name="T16">=</text:span><text:span text:style-name="T12"> models.ForeignKey(Musician, </text:span><text:span text:style-name="T23">on_delete</text:span><text:span text:style-name="T16">=</text:span><text:span text:style-name="T12">models.</text:span><text:span text:style-name="T14">CASCADE</text:span><text:span text:style-name="T12">)</text:span></text:p>
      <text:p text:style-name="P51"><text:s text:c="4"/><text:span text:style-name="T12">name </text:span><text:span text:style-name="T16">=</text:span><text:span text:style-name="T12"> models.CharField(</text:span><text:span text:style-name="T23">max_length</text:span><text:span text:style-name="T16">=</text:span><text:span text:style-name="T14">100</text:span><text:span text:style-name="T12">)</text:span></text:p>
      <text:p text:style-name="P51"><text:s text:c="4"/><text:span text:style-name="T12">release_date </text:span><text:span text:style-name="T16">=</text:span><text:span text:style-name="T12"> models.DateField()</text:span></text:p>
      <text:p text:style-name="P51"><text:s text:c="4"/><text:span text:style-name="T12">num_stars </text:span><text:span text:style-name="T16">=</text:span><text:span text:style-name="T12"> models.IntegerField()</text:span></text:p>
      <text:list xml:id="list1679876887" text:style-name="L26">
        <text:list-item>
          <text:p text:style-name="P40">In this example, to query for the set of albums of a musician:</text:p>
        </text:list-item>
      </text:list>
      <text:p text:style-name="P46"><text:span text:style-name="T15">&gt;&gt;&gt;</text:span> m <text:span text:style-name="T15">=</text:span> Musician.objects.get(<text:span text:style-name="T22">pk</text:span><text:span text:style-name="T15">=</text:span><text:span text:style-name="T13">1</text:span>)</text:p>
      <text:p text:style-name="P50"><text:span text:style-name="T15">&gt;&gt;&gt;</text:span> a <text:span text:style-name="T15">=</text:span> m.album_set.get()</text:p>
      <text:list xml:id="list2626668060" text:style-name="L27">
        <text:list-item>
          <text:p text:style-name="P19"><text:span text:style-name="T2">A many-to-many relationship can be made with a </text:span><text:span text:style-name="Source_20_Text"><text:span text:style-name="T6">ManyToManyField</text:span></text:span><text:span text:style-name="T2">:</text:span></text:p>
        </text:list-item>
      </text:list>
      <text:p text:style-name="P46"><text:span text:style-name="T15">class</text:span> <text:span text:style-name="T20">Topping</text:span>(<text:span text:style-name="T20">models</text:span>.<text:span text:style-name="T20">Model</text:span>):</text:p>
      <text:p text:style-name="P51"><text:s text:c="4"/><text:span text:style-name="T19"># ...</text:span></text:p>
      <text:p text:style-name="P51"><text:s text:c="4"/><text:span text:style-name="T16">pass</text:span></text:p>
      <text:p text:style-name="P52"/>
      <text:p text:style-name="P50"><text:span text:style-name="T15">class</text:span> <text:span text:style-name="T20">Pizza</text:span>(<text:span text:style-name="T20">models</text:span>.<text:span text:style-name="T20">Model</text:span>):</text:p>
      <text:p text:style-name="P51"><text:s text:c="4"/><text:span text:style-name="T19"># ...</text:span></text:p>
      <text:p text:style-name="P51"><text:s text:c="4"/><text:span text:style-name="T12">toppings </text:span><text:span text:style-name="T16">=</text:span><text:span text:style-name="T12"> models.ManyToManyField(Topping)</text:span></text:p>
      <text:p text:style-name="P9"><text:span text:style-name="Emphasis"><text:span text:style-name="T2">Note that the </text:span></text:span><text:span text:style-name="Emphasis"><text:span text:style-name="Source_20_Text"><text:span text:style-name="T6">ManyToManyField</text:span></text:span></text:span><text:span text:style-name="Emphasis"><text:span text:style-name="T2"> is </text:span></text:span><text:span text:style-name="Emphasis"><text:span text:style-name="Strong_20_Emphasis"><text:span text:style-name="T3">only defined in one model</text:span></text:span></text:span><text:span text:style-name="Emphasis"><text:span text:style-name="T2">. It doesn't matter which model has the field, but if in doubt, it should be in the model that will be interacted with in a form.</text:span></text:span></text:p>
      <text:list xml:id="list2077478388" text:style-name="L28">
        <text:list-item>
          <text:p text:style-name="P20"><text:span text:style-name="T2">Although Django provides a </text:span><text:span text:style-name="Source_20_Text"><text:span text:style-name="T6">OneToOneField</text:span></text:span><text:span text:style-name="T2"> relation, a one-to-one relationship can also be defined by adding the kwarg of </text:span><text:span text:style-name="Source_20_Text"><text:span text:style-name="T6">unique = True</text:span></text:span><text:span text:style-name="T2"> to a model's </text:span><text:span text:style-name="Source_20_Text"><text:span text:style-name="T6">ForeignKey</text:span></text:span><text:span text:style-name="T2">:</text:span></text:p>
        </text:list-item>
      </text:list>
      <text:p text:style-name="P46">ForeignKey(SomeModel, <text:span text:style-name="T22">unique</text:span><text:span text:style-name="T15">=</text:span><text:span text:style-name="T13">True</text:span>)</text:p>
      <text:list xml:id="list3412415228" text:style-name="L29">
        <text:list-item>
          <text:p text:style-name="P44"><text:span text:style-name="T2">For more detail, the </text:span><text:a xlink:type="simple" xlink:href="https://docs.djangoproject.com/en/2.0/topics/db/models/" text:style-name="Internet_20_link" text:visited-style-name="Visited_20_Internet_20_Link"><text:span text:style-name="T11">official documentation for database models</text:span></text:a><text:span text:style-name="T2"> provides a lot of useful information and examples.</text:span></text:p>
        </text:list-item>
      </text:list>
      <text:h text:style-name="P1" text:outline-level="2"><text:bookmark text:name="user-content-postbox-creating-model-objects-and-queries"/><draw:frame draw:style-name="fr1" draw:name="Image15" text:anchor-type="as-char" svg:width="0.2083in" svg:height="0.2083in" draw:z-index="14"><draw:image xlink:href="Pictures/1000020100000040000000401B4C2C8B8E04B878.png" xlink:type="simple" xlink:show="embed" xlink:actuate="onLoad" loext:mime-type="image/png"/><svg:title>postbox</svg:title></draw:frame> <text:span text:style-name="T1">Creating model objects and queries</text:span></text:h>
      <text:list xml:id="list1605238879" text:style-name="L30">
        <text:list-item>
          <text:p text:style-name="P21"><text:span text:style-name="T2">Example </text:span><text:span text:style-name="Source_20_Text"><text:span text:style-name="T6">models.py</text:span></text:span><text:span text:style-name="T2"> file:</text:span></text:p>
        </text:list-item>
      </text:list>
      <text:p text:style-name="P46"><text:span text:style-name="T15">from</text:span> django.db <text:span text:style-name="T15">import</text:span> models</text:p>
      <text:p text:style-name="P52"/>
      <text:p text:style-name="P50"><text:span text:style-name="T15">class</text:span> <text:span text:style-name="T20">Blog</text:span>(<text:span text:style-name="T20">models</text:span>.<text:span text:style-name="T20">Model</text:span>):</text:p>
      <text:p text:style-name="P51"><text:s text:c="4"/><text:span text:style-name="T12">name </text:span><text:span text:style-name="T16">=</text:span><text:span text:style-name="T12"> models.CharField(</text:span><text:span text:style-name="T23">max_length</text:span><text:span text:style-name="T16">=</text:span><text:span text:style-name="T14">100</text:span><text:span text:style-name="T12">)</text:span></text:p>
      <text:p text:style-name="P51"><text:s text:c="4"/><text:span text:style-name="T12">tagline </text:span><text:span text:style-name="T16">=</text:span><text:span text:style-name="T12"> models.TextField()</text:span></text:p>
      <text:p text:style-name="P52"/>
      <text:p text:style-name="P51"><text:s text:c="4"/><text:span text:style-name="T16">def</text:span><text:span text:style-name="T12"> </text:span><text:span text:style-name="T14">__str__</text:span><text:span text:style-name="T12">(self):</text:span></text:p>
      <text:p text:style-name="P51"><text:s text:c="8"/><text:span text:style-name="T16">return</text:span><text:span text:style-name="T12"> </text:span><text:span text:style-name="T14">self</text:span><text:span text:style-name="T12">.name</text:span></text:p>
      <text:p text:style-name="P52"/>
      <text:p text:style-name="P50"><text:span text:style-name="T15">class</text:span> <text:span text:style-name="T20">Author</text:span>(<text:span text:style-name="T20">models</text:span>.<text:span text:style-name="T20">Model</text:span>):</text:p>
      <text:p text:style-name="P51"><text:s text:c="4"/><text:span text:style-name="T12">name </text:span><text:span text:style-name="T16">=</text:span><text:span text:style-name="T12"> models.CharField(</text:span><text:span text:style-name="T23">max_length</text:span><text:span text:style-name="T16">=</text:span><text:span text:style-name="T14">200</text:span><text:span text:style-name="T12">)</text:span></text:p>
      <text:p text:style-name="P51"><text:s text:c="4"/><text:span text:style-name="T12">email </text:span><text:span text:style-name="T16">=</text:span><text:span text:style-name="T12"> models.EmailField()</text:span></text:p>
      <text:p text:style-name="P52"/>
      <text:p text:style-name="P51"><text:s text:c="4"/><text:span text:style-name="T16">def</text:span><text:span text:style-name="T12"> </text:span><text:span text:style-name="T14">__str__</text:span><text:span text:style-name="T12">(self):</text:span></text:p>
      <text:p text:style-name="P51"><text:s text:c="8"/><text:span text:style-name="T16">return</text:span><text:span text:style-name="T12"> </text:span><text:span text:style-name="T14">self</text:span><text:span text:style-name="T12">.name</text:span></text:p>
      <text:p text:style-name="P52"/>
      <text:p text:style-name="P50"><text:span text:style-name="T15">class</text:span> <text:span text:style-name="T20">Entry</text:span>(<text:span text:style-name="T20">models</text:span>.<text:span text:style-name="T20">Model</text:span>):</text:p>
      <text:p text:style-name="P51"><text:s text:c="4"/><text:span text:style-name="T12">blog </text:span><text:span text:style-name="T16">=</text:span><text:span text:style-name="T12"> models.ForeignKey(Blog, </text:span><text:span text:style-name="T23">on_delete</text:span><text:span text:style-name="T16">=</text:span><text:span text:style-name="T12">models.</text:span><text:span text:style-name="T14">CASCADE</text:span><text:span text:style-name="T12">)</text:span></text:p>
      <text:p text:style-name="P51"><text:s text:c="4"/><text:span text:style-name="T12">headline </text:span><text:span text:style-name="T16">=</text:span><text:span text:style-name="T12"> models.CharField(</text:span><text:span text:style-name="T23">max_length</text:span><text:span text:style-name="T16">=</text:span><text:span text:style-name="T14">255</text:span><text:span text:style-name="T12">)</text:span></text:p>
      <text:p text:style-name="P51"><text:s text:c="4"/><text:span text:style-name="T12">body_text </text:span><text:span text:style-name="T16">=</text:span><text:span text:style-name="T12"> models.TextField()</text:span></text:p>
      <text:p text:style-name="P51"><text:s text:c="4"/><text:span text:style-name="T12">pub_date </text:span><text:span text:style-name="T16">=</text:span><text:span text:style-name="T12"> models.DateField()</text:span></text:p>
      <text:p text:style-name="P51"><text:s text:c="4"/><text:span text:style-name="T12">mod_date </text:span><text:span text:style-name="T16">=</text:span><text:span text:style-name="T12"> models.DateField()</text:span></text:p>
      <text:p text:style-name="P51"><text:s text:c="4"/><text:span text:style-name="T12">authors </text:span><text:span text:style-name="T16">=</text:span><text:span text:style-name="T12"> models.ManyToManyField(Author)</text:span></text:p>
      <text:p text:style-name="P51"><text:s text:c="4"/><text:span text:style-name="T12">n_comments </text:span><text:span text:style-name="T16">=</text:span><text:span text:style-name="T12"> models.IntegerField()</text:span></text:p>
      <text:p text:style-name="P51"><text:s text:c="4"/><text:span text:style-name="T12">n_pingbacks </text:span><text:span text:style-name="T16">=</text:span><text:span text:style-name="T12"> models.IntegerField()</text:span></text:p>
      <text:p text:style-name="P51"><text:soft-page-break/><text:s text:c="4"/><text:span text:style-name="T12">rating </text:span><text:span text:style-name="T16">=</text:span><text:span text:style-name="T12"> models.IntegerField()</text:span></text:p>
      <text:p text:style-name="P52"/>
      <text:p text:style-name="P51"><text:s text:c="4"/><text:span text:style-name="T16">def</text:span><text:span text:style-name="T12"> </text:span><text:span text:style-name="T14">__str__</text:span><text:span text:style-name="T12">(self):</text:span></text:p>
      <text:p text:style-name="P51"><text:s text:c="8"/><text:span text:style-name="T16">return</text:span><text:span text:style-name="T12"> </text:span><text:span text:style-name="T14">self</text:span><text:span text:style-name="T12">.headline</text:span></text:p>
      <text:list xml:id="list4283443465" text:style-name="L31">
        <text:list-item>
          <text:p text:style-name="P41">To create an object within the shell:</text:p>
        </text:list-item>
      </text:list>
      <text:p text:style-name="P47"><text:span text:style-name="Source_20_Text"><text:span text:style-name="T7">$ python manage.py shell</text:span></text:span></text:p>
      <text:p text:style-name="P46"><text:span text:style-name="T15">&gt;&gt;&gt;</text:span> <text:span text:style-name="T15">from</text:span> blog.models <text:span text:style-name="T15">import</text:span> Blog</text:p>
      <text:p text:style-name="P50"><text:span text:style-name="T15">&gt;&gt;&gt;</text:span> b <text:span text:style-name="T15">=</text:span> Blog(<text:span text:style-name="T22">name</text:span><text:span text:style-name="T15">=</text:span><text:span text:style-name="T17">'Beatles Blog'</text:span>, <text:span text:style-name="T22">tagline</text:span><text:span text:style-name="T15">=</text:span><text:span text:style-name="T17">'All the latest Beatles news.'</text:span>)</text:p>
      <text:p text:style-name="P50"><text:span text:style-name="T15">&gt;&gt;&gt;</text:span> b.save()</text:p>
      <text:list xml:id="list2100906967" text:style-name="L32">
        <text:list-item>
          <text:p text:style-name="P42">To save a change in an object:</text:p>
        </text:list-item>
      </text:list>
      <text:p text:style-name="P46"><text:span text:style-name="T15">&gt;&gt;&gt;</text:span> b.name <text:span text:style-name="T15">=</text:span> <text:span text:style-name="T17">'The Best Beatles Blog'</text:span></text:p>
      <text:p text:style-name="P50"><text:span text:style-name="T15">&gt;&gt;&gt;</text:span> b.save()</text:p>
      <text:list xml:id="list17708389" text:style-name="L33">
        <text:list-item>
          <text:p text:style-name="P43">To retrieve objects:</text:p>
        </text:list-item>
      </text:list>
      <text:p text:style-name="P46"><text:span text:style-name="T15">&gt;&gt;&gt;</text:span> all_entries <text:span text:style-name="T15">=</text:span> Entry.objects.all()</text:p>
      <text:p text:style-name="P50"><text:span text:style-name="T15">&gt;&gt;&gt;</text:span> indexed_entry <text:span text:style-name="T15">=</text:span> Entry.objects.get(<text:span text:style-name="T22">pk</text:span><text:span text:style-name="T15">=</text:span><text:span text:style-name="T13">1</text:span>)</text:p>
      <text:p text:style-name="P50"><text:span text:style-name="T15">&gt;&gt;&gt;</text:span> find_entry <text:span text:style-name="T15">=</text:span> Entry.objects.filter(<text:span text:style-name="T22">name</text:span><text:span text:style-name="T15">=</text:span><text:span text:style-name="T17">'Beatles Blog'</text:span>)</text:p>
      <text:h text:style-name="P1" text:outline-level="2"><text:bookmark text:name="user-content-man-using-the-admin-page"/><draw:frame draw:style-name="fr1" draw:name="Image16" text:anchor-type="as-char" svg:width="0.2083in" svg:height="0.2083in" draw:z-index="15"><draw:image xlink:href="Pictures/10000201000000400000004031B80100F7116654.png" xlink:type="simple" xlink:show="embed" xlink:actuate="onLoad" loext:mime-type="image/png"/><svg:title>man</svg:title></draw:frame> <text:span text:style-name="T1">Using the Admin page</text:span></text:h>
      <text:list xml:id="list2439523635" text:style-name="L34">
        <text:list-item>
          <text:p text:style-name="P22"><text:span text:style-name="T2">To create a </text:span><text:span text:style-name="Source_20_Text"><text:span text:style-name="T6">superuser</text:span></text:span><text:span text:style-name="T2">:</text:span></text:p>
        </text:list-item>
      </text:list>
      <text:p text:style-name="P46">$ python manage.py createsuperuser</text:p>
      <text:list xml:id="list4041117224" text:style-name="L35">
        <text:list-item>
          <text:p text:style-name="P23"><text:span text:style-name="T2">To add a model to the Admin page include the following in </text:span><text:span text:style-name="Source_20_Text"><text:span text:style-name="T6">admin.py</text:span></text:span><text:span text:style-name="T2">:</text:span></text:p>
        </text:list-item>
      </text:list>
      <text:p text:style-name="P46"><text:span text:style-name="T15">from</text:span> django.contrib <text:span text:style-name="T15">import</text:span> admin</text:p>
      <text:p text:style-name="P50"><text:span text:style-name="T15">from</text:span> .models <text:span text:style-name="T15">import</text:span> Author, Book</text:p>
      <text:p text:style-name="P52"/>
      <text:p text:style-name="P50">admin.site.register(Author)</text:p>
      <text:p text:style-name="P50">admin.site.register(Book)</text:p>
      <text:p text:style-name="P25"><text:span text:style-name="T8"> cheat-sheet for creating web apps with the Django framework using the Python language. Most of the summaries and examples are based off </text:span><text:a xlink:type="simple" xlink:href="https://docs.djangoproject.com/en/2.0/" text:style-name="Internet_20_link" text:visited-style-name="Visited_20_Internet_20_Link"><text:span text:style-name="T10">the official documentation</text:span></text:a><text:span text:style-name="T8"> for Django v2.0.</text:span></text:p>
      <text:h text:style-name="P3" text:outline-level="2"><text:bookmark text:name="user-content-sections"/>Sections</text:h>
      <text:list xml:id="list2986765267" text:style-name="L2">
        <text:list-item>
          <text:p text:style-name="P34"><text:span text:style-name="T8"><draw:frame draw:style-name="fr1" draw:name="Image1" text:anchor-type="as-char" svg:width="0.2083in" svg:height="0.2083in" draw:z-index="0"><draw:image xlink:href="Pictures/100002010000004000000040E32E2335F657FA9E.png" xlink:type="simple" xlink:show="embed" xlink:actuate="onLoad" loext:mime-type="image/png"/><svg:title>snake</svg:title></draw:frame></text:span><text:span text:style-name="T8"> </text:span><text:a xlink:type="simple" xlink:href="https://github.com/lucrae/django-cheat-sheet#snake-initializing-pipenv-optional" text:style-name="Internet_20_link" text:visited-style-name="Visited_20_Internet_20_Link"><text:span text:style-name="T10">Initializing pipenv</text:span></text:a><text:span text:style-name="T8"> (optional)</text:span></text:p>
        </text:list-item>
        <text:list-item>
          <text:p text:style-name="P34"><text:span text:style-name="T8"><draw:frame draw:style-name="fr1" draw:name="Image2" text:anchor-type="as-char" svg:width="0.2083in" svg:height="0.2083in" draw:z-index="1"><draw:image xlink:href="Pictures/1000020100000040000000409654F40143EF6A7D.png" xlink:type="simple" xlink:show="embed" xlink:actuate="onLoad" loext:mime-type="image/png"/><svg:title>blue_book</svg:title></draw:frame></text:span><text:span text:style-name="T8"> </text:span><text:a xlink:type="simple" xlink:href="https://github.com/lucrae/django-cheat-sheet#blue_book-creating-a-project" text:style-name="Internet_20_link" text:visited-style-name="Visited_20_Internet_20_Link"><text:span text:style-name="T10">Creating a project</text:span></text:a></text:p>
        </text:list-item>
        <text:list-item>
          <text:p text:style-name="P34"><text:span text:style-name="T8"><draw:frame draw:style-name="fr1" draw:name="Image3" text:anchor-type="as-char" svg:width="0.2083in" svg:height="0.2083in" draw:z-index="2"><draw:image xlink:href="Pictures/10000201000000400000004058CCB3972E23FAF8.png" xlink:type="simple" xlink:show="embed" xlink:actuate="onLoad" loext:mime-type="image/png"/><svg:title>page_with_curl</svg:title></draw:frame></text:span><text:span text:style-name="T8"> </text:span><text:a xlink:type="simple" xlink:href="https://github.com/lucrae/django-cheat-sheet#page_with_curl-creating-an-app" text:style-name="Internet_20_link" text:visited-style-name="Visited_20_Internet_20_Link"><text:span text:style-name="T10">Creating an app</text:span></text:a></text:p>
        </text:list-item>
        <text:list-item>
          <text:p text:style-name="P34"><text:span text:style-name="T8"><draw:frame draw:style-name="fr1" draw:name="Image4" text:anchor-type="as-char" svg:width="0.2083in" svg:height="0.2083in" draw:z-index="3"><draw:image xlink:href="Pictures/100002010000004000000040699E224DF37BC8CC.png" xlink:type="simple" xlink:show="embed" xlink:actuate="onLoad" loext:mime-type="image/png"/><svg:title>tv</svg:title></draw:frame></text:span><text:span text:style-name="T8"> </text:span><text:a xlink:type="simple" xlink:href="https://github.com/lucrae/django-cheat-sheet#tv-creating-a-view" text:style-name="Internet_20_link" text:visited-style-name="Visited_20_Internet_20_Link"><text:span text:style-name="T10">Creating a view</text:span></text:a></text:p>
        </text:list-item>
        <text:list-item>
          <text:p text:style-name="P34"><text:span text:style-name="T8"><draw:frame draw:style-name="fr1" draw:name="Image5" text:anchor-type="as-char" svg:width="0.2083in" svg:height="0.2083in" draw:z-index="4"><draw:image xlink:href="Pictures/1000020100000040000000407EC4C969717EDC0F.png" xlink:type="simple" xlink:show="embed" xlink:actuate="onLoad" loext:mime-type="image/png"/><svg:title>art</svg:title></draw:frame></text:span><text:span text:style-name="T8"> </text:span><text:a xlink:type="simple" xlink:href="https://github.com/lucrae/django-cheat-sheet#art-creating-a-template" text:style-name="Internet_20_link" text:visited-style-name="Visited_20_Internet_20_Link"><text:span text:style-name="T10">Creating a template</text:span></text:a></text:p>
        </text:list-item>
        <text:list-item>
          <text:p text:style-name="P34"><text:span text:style-name="T8"><draw:frame draw:style-name="fr1" draw:name="Image6" text:anchor-type="as-char" svg:width="0.2083in" svg:height="0.2083in" draw:z-index="5"><draw:image xlink:href="Pictures/10000201000000400000004086A469D9B9B83437.png" xlink:type="simple" xlink:show="embed" xlink:actuate="onLoad" loext:mime-type="image/png"/><svg:title>ticket</svg:title></draw:frame></text:span><text:span text:style-name="T8"> </text:span><text:a xlink:type="simple" xlink:href="https://github.com/lucrae/django-cheat-sheet#ticket-creating-a-model" text:style-name="Internet_20_link" text:visited-style-name="Visited_20_Internet_20_Link"><text:span text:style-name="T10">Creating a model</text:span></text:a></text:p>
        </text:list-item>
        <text:list-item>
          <text:p text:style-name="P34"><text:span text:style-name="T8"><draw:frame draw:style-name="fr1" draw:name="Image7" text:anchor-type="as-char" svg:width="0.2083in" svg:height="0.2083in" draw:z-index="6"><draw:image xlink:href="Pictures/1000020100000040000000401B4C2C8B8E04B878.png" xlink:type="simple" xlink:show="embed" xlink:actuate="onLoad" loext:mime-type="image/png"/><svg:title>postbox</svg:title></draw:frame></text:span><text:span text:style-name="T8"> </text:span><text:a xlink:type="simple" xlink:href="https://github.com/lucrae/django-cheat-sheet#postbox-creating-model-objects-and-queries" text:style-name="Internet_20_link" text:visited-style-name="Visited_20_Internet_20_Link"><text:span text:style-name="T10">Creating model objects and queries</text:span></text:a></text:p>
        </text:list-item>
        <text:list-item>
          <text:p text:style-name="P34"><text:span text:style-name="T8"><draw:frame draw:style-name="fr1" draw:name="Image8" text:anchor-type="as-char" svg:width="0.2083in" svg:height="0.2083in" draw:z-index="7"><draw:image xlink:href="Pictures/10000201000000400000004031B80100F7116654.png" xlink:type="simple" xlink:show="embed" xlink:actuate="onLoad" loext:mime-type="image/png"/><svg:title>man</svg:title></draw:frame></text:span><text:span text:style-name="T8"> </text:span><text:a xlink:type="simple" xlink:href="https://github.com/lucrae/django-cheat-sheet#man-using-the-admin-page" text:style-name="Internet_20_link" text:visited-style-name="Visited_20_Internet_20_Link"><text:span text:style-name="T10">Using the Admin page</text:span></text:a></text:p>
        </text:list-item>
      </text:list>
      <text:h text:style-name="P3" text:outline-level="2"><text:bookmark text:name="user-content-snake-initializing-pipenv-optional"/><draw:frame draw:style-name="fr1" draw:name="Image9" text:anchor-type="as-char" svg:width="0.2083in" svg:height="0.2083in" draw:z-index="8"><draw:image xlink:href="Pictures/100002010000004000000040E32E2335F657FA9E.png" xlink:type="simple" xlink:show="embed" xlink:actuate="onLoad" loext:mime-type="image/png"/><svg:title>snake</svg:title></draw:frame> <text:span text:style-name="T1">Initializing pipenv (optional)</text:span></text:h>
      <text:list xml:id="list518095819" text:style-name="L3">
        <text:list-item>
          <text:p text:style-name="P26"><text:span text:style-name="T8">Make main folder with </text:span><text:span text:style-name="Source_20_Text"><text:span text:style-name="T8">$ mkdir &lt;folder&gt;</text:span></text:span><text:span text:style-name="T8"> and navigate to it with </text:span><text:span text:style-name="Source_20_Text"><text:span text:style-name="T8">$ cd &lt;folder&gt;</text:span></text:span></text:p>
        </text:list-item>
        <text:list-item>
          <text:p text:style-name="P26"><text:span text:style-name="T8">Initialize pipenv with </text:span><text:span text:style-name="Source_20_Text"><text:span text:style-name="T8">$ pipenv install</text:span></text:span></text:p>
        </text:list-item>
        <text:list-item>
          <text:p text:style-name="P26"><text:span text:style-name="T8">Enter pipenv shell with </text:span><text:span text:style-name="Source_20_Text"><text:span text:style-name="T8">$ pipenv shell</text:span></text:span></text:p>
        </text:list-item>
        <text:list-item>
          <text:p text:style-name="P26"><text:span text:style-name="T8">Install django with </text:span><text:span text:style-name="Source_20_Text"><text:span text:style-name="T8">$ pipenv install django</text:span></text:span></text:p>
        </text:list-item>
        <text:list-item>
          <text:p text:style-name="P26"><text:span text:style-name="T8">Install other package dependencies with </text:span><text:span text:style-name="Source_20_Text"><text:span text:style-name="T8">$ pipenv install &lt;package_name&gt;</text:span></text:span></text:p>
        </text:list-item>
      </text:list>
      <text:h text:style-name="P3" text:outline-level="2"><text:bookmark text:name="user-content-blue_book-creating-a-project"/><draw:frame draw:style-name="fr1" draw:name="Image10" text:anchor-type="as-char" svg:width="0.2083in" svg:height="0.2083in" draw:z-index="9"><draw:image xlink:href="Pictures/1000020100000040000000409654F40143EF6A7D.png" xlink:type="simple" xlink:show="embed" xlink:actuate="onLoad" loext:mime-type="image/png"/><svg:title>blue_book</svg:title></draw:frame> <text:span text:style-name="T1">Creating a project</text:span></text:h>
      <text:list xml:id="list2949066954" text:style-name="L4">
        <text:list-item>
          <text:p text:style-name="P27"><text:span text:style-name="T8">Navigate to main folder with </text:span><text:span text:style-name="Source_20_Text"><text:span text:style-name="T8">$ cd &lt;folder&gt;</text:span></text:span></text:p>
        </text:list-item>
        <text:list-item>
          <text:p text:style-name="P27"><text:span text:style-name="T8">Create project with </text:span><text:span text:style-name="Source_20_Text"><text:span text:style-name="T8">$ django-admin startproject &lt;project_name&gt;</text:span></text:span></text:p>
        </text:list-item>
      </text:list>
      <text:p text:style-name="P24"><text:soft-page-break/>The project directory should look like this:</text:p>
      <text:p text:style-name="P47"><text:span text:style-name="Source_20_Text"><text:span text:style-name="T9">project/</text:span></text:span></text:p>
      <text:p text:style-name="P52"><text:span text:style-name="Source_20_Text"><text:span text:style-name="T9"><text:s text:c="4"/>manage.py</text:span></text:span></text:p>
      <text:p text:style-name="P52"><text:span text:style-name="Source_20_Text"><text:span text:style-name="T9"><text:s text:c="4"/>project/</text:span></text:span></text:p>
      <text:p text:style-name="P52"><text:span text:style-name="Source_20_Text"><text:span text:style-name="T9"><text:s text:c="8"/>__init__.py</text:span></text:span></text:p>
      <text:p text:style-name="P52"><text:span text:style-name="Source_20_Text"><text:span text:style-name="T9"><text:s text:c="8"/>settings.py</text:span></text:span></text:p>
      <text:p text:style-name="P52"><text:span text:style-name="Source_20_Text"><text:span text:style-name="T9"><text:s text:c="8"/>urls.py</text:span></text:span></text:p>
      <text:p text:style-name="P52"><text:span text:style-name="Source_20_Text"><text:span text:style-name="T9"><text:s text:c="8"/>wsgi.py</text:span></text:span></text:p>
      <text:list xml:id="list4131947807" text:style-name="L5">
        <text:list-item>
          <text:p text:style-name="P28"><text:span text:style-name="T8">Run the development server with </text:span><text:span text:style-name="Source_20_Text"><text:span text:style-name="T8">$ python manage.py runserver</text:span></text:span><text:span text:style-name="T8"> within the project directory</text:span></text:p>
        </text:list-item>
        <text:list-item>
          <text:p text:style-name="P28"><text:span text:style-name="T8">If you want your </text:span><text:span text:style-name="Source_20_Text"><text:span text:style-name="T8">SECRET_KEY</text:span></text:span><text:span text:style-name="T8"> to be more secure, you can set it to reference an environment variable</text:span></text:p>
        </text:list-item>
        <text:list-item>
          <text:p text:style-name="P28"><text:span text:style-name="T8">In the </text:span><text:span text:style-name="Source_20_Text"><text:span text:style-name="T8">settings.py</text:span></text:span><text:span text:style-name="T8"> file within the project directory change the </text:span><text:span text:style-name="Source_20_Text"><text:span text:style-name="T8">SECRET_KEY</text:span></text:span><text:span text:style-name="T8"> line to the following:</text:span></text:p>
        </text:list-item>
      </text:list>
      <text:p text:style-name="P45"><text:span text:style-name="T13">SECRET_KEY</text:span> <text:span text:style-name="T15">=</text:span> os.environ.get(<text:span text:style-name="T17">'SECRET_KEY'</text:span>)</text:p>
      <text:list xml:id="list1276971000" text:style-name="L6">
        <text:list-item>
          <text:p text:style-name="P32">To quickly generate a random hex for your secret key:</text:p>
        </text:list-item>
      </text:list>
      <text:p text:style-name="P45"><text:span text:style-name="T15">&gt;&gt;&gt;</text:span> <text:span text:style-name="T15">import</text:span> secrets</text:p>
      <text:p text:style-name="P49"><text:span text:style-name="T15">&gt;&gt;&gt;</text:span> secrets.token_hex()</text:p>
      <text:list xml:id="list3926053882" text:style-name="L7">
        <text:list-item>
          <text:p text:style-name="P29"><text:span text:style-name="T8">You can set this environment variable in your shell with </text:span><text:span text:style-name="Source_20_Text"><text:span text:style-name="T8">export SECRET_KEY=&lt;secret_key&gt;</text:span></text:span></text:p>
        </text:list-item>
      </text:list>
      <text:h text:style-name="P3" text:outline-level="2"><text:bookmark text:name="user-content-page_with_curl-creating-an-app"/><draw:frame draw:style-name="fr1" draw:name="Image11" text:anchor-type="as-char" svg:width="0.2083in" svg:height="0.2083in" draw:z-index="10"><draw:image xlink:href="Pictures/10000201000000400000004058CCB3972E23FAF8.png" xlink:type="simple" xlink:show="embed" xlink:actuate="onLoad" loext:mime-type="image/png"/><svg:title>page_with_curl</svg:title></draw:frame> <text:span text:style-name="T1">Creating an app</text:span></text:h>
      <text:list xml:id="list1308315761" text:style-name="L8">
        <text:list-item>
          <text:p text:style-name="P30"><text:span text:style-name="T8">Navigate to the outer project folder </text:span><text:span text:style-name="Source_20_Text"><text:span text:style-name="T8">$ cd &lt;outer_project_folder&gt;</text:span></text:span></text:p>
        </text:list-item>
        <text:list-item>
          <text:p text:style-name="P30"><text:span text:style-name="T8">Create app with </text:span><text:span text:style-name="Source_20_Text"><text:span text:style-name="T8">$ python manage.py startapp &lt;app_name&gt;</text:span></text:span></text:p>
        </text:list-item>
        <text:list-item>
          <text:p text:style-name="P30"><text:span text:style-name="T8">Inside the </text:span><text:span text:style-name="Source_20_Text"><text:span text:style-name="T8">app</text:span></text:span><text:span text:style-name="T8"> folder, create a file called </text:span><text:span text:style-name="Source_20_Text"><text:span text:style-name="T8">urls.py</text:span></text:span></text:p>
        </text:list-item>
      </text:list>
      <text:p text:style-name="P24">The project directory should now look like this:</text:p>
      <text:p text:style-name="P47"><text:span text:style-name="Source_20_Text"><text:span text:style-name="T9">project/</text:span></text:span></text:p>
      <text:p text:style-name="P52"><text:span text:style-name="Source_20_Text"><text:span text:style-name="T9"><text:s text:c="4"/>manage.py</text:span></text:span></text:p>
      <text:p text:style-name="P52"><text:span text:style-name="Source_20_Text"><text:span text:style-name="T9"><text:s text:c="4"/>db.sqlite3</text:span></text:span></text:p>
      <text:p text:style-name="P52"><text:span text:style-name="Source_20_Text"><text:span text:style-name="T9"><text:s text:c="4"/>project/</text:span></text:span></text:p>
      <text:p text:style-name="P52"><text:span text:style-name="Source_20_Text"><text:span text:style-name="T9"><text:s text:c="8"/>__init__.py</text:span></text:span></text:p>
      <text:p text:style-name="P52"><text:span text:style-name="Source_20_Text"><text:span text:style-name="T9"><text:s text:c="8"/>settings.py</text:span></text:span></text:p>
      <text:p text:style-name="P52"><text:span text:style-name="Source_20_Text"><text:span text:style-name="T9"><text:s text:c="8"/>urls.py</text:span></text:span></text:p>
      <text:p text:style-name="P52"><text:span text:style-name="Source_20_Text"><text:span text:style-name="T9"><text:s text:c="8"/>wsgi.py</text:span></text:span></text:p>
      <text:p text:style-name="P52"><text:span text:style-name="Source_20_Text"><text:span text:style-name="T9"><text:s text:c="4"/>app/</text:span></text:span></text:p>
      <text:p text:style-name="P52"><text:span text:style-name="Source_20_Text"><text:span text:style-name="T9"><text:s text:c="8"/>migrations/</text:span></text:span></text:p>
      <text:p text:style-name="P52"><text:span text:style-name="Source_20_Text"><text:span text:style-name="T9"><text:s text:c="12"/>__init__.py</text:span></text:span></text:p>
      <text:p text:style-name="P52"><text:span text:style-name="Source_20_Text"><text:span text:style-name="T9"><text:s text:c="8"/>__init__.py</text:span></text:span></text:p>
      <text:p text:style-name="P52"><text:span text:style-name="Source_20_Text"><text:span text:style-name="T9"><text:s text:c="8"/>admin.py</text:span></text:span></text:p>
      <text:p text:style-name="P52"><text:span text:style-name="Source_20_Text"><text:span text:style-name="T9"><text:s text:c="8"/>apps.py</text:span></text:span></text:p>
      <text:p text:style-name="P52"><text:span text:style-name="Source_20_Text"><text:span text:style-name="T9"><text:s text:c="8"/>models.py</text:span></text:span></text:p>
      <text:p text:style-name="P52"><text:span text:style-name="Source_20_Text"><text:span text:style-name="T9"><text:s text:c="8"/>tests.py</text:span></text:span></text:p>
      <text:p text:style-name="P52"><text:span text:style-name="Source_20_Text"><text:span text:style-name="T9"><text:s text:c="8"/>urls.py</text:span></text:span></text:p>
      <text:p text:style-name="P52"><text:span text:style-name="Source_20_Text"><text:span text:style-name="T9"><text:s text:c="8"/>views.py</text:span></text:span></text:p>
      <text:list xml:id="list1547352604" text:style-name="L9">
        <text:list-item>
          <text:p text:style-name="P31"><text:span text:style-name="T8">To include this app in your project, add your app to the project's </text:span><text:span text:style-name="Source_20_Text"><text:span text:style-name="T8">settings.py</text:span></text:span><text:span text:style-name="T8"> file by adding its name to the </text:span><text:span text:style-name="Source_20_Text"><text:span text:style-name="T8">INSTALLED_APPS</text:span></text:span><text:span text:style-name="T8"> list:</text:span></text:p>
        </text:list-item>
      </text:list>
      <text:p text:style-name="P45"><text:span text:style-name="T13">INSTALLED_APPS</text:span> <text:span text:style-name="T15">=</text:span> [</text:p>
      <text:p text:style-name="P49"><text:s text:c="8"/><text:span text:style-name="T18">'app'</text:span><text:span text:style-name="T12">,</text:span></text:p>
      <text:p text:style-name="P49"><text:s text:c="8"/><text:span text:style-name="T19"># ...</text:span></text:p>
      <text:p text:style-name="P49">]</text:p>
      <text:list xml:id="list3184119184" text:style-name="L10">
        <text:list-item>
          <text:p text:style-name="P33">To migrate changes over:</text:p>
        </text:list-item>
      </text:list>
      <text:p text:style-name="P45">$ python manage.py migrate</text:p>
      <text:p text:style-name="P4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701in" fo:margin-right="0.2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0:09:40.919921412</meta:creation-date>
    <meta:generator>LibreOffice/6.0.7.3$Linux_X86_64 LibreOffice_project/00m0$Build-3</meta:generator>
    <dc:date>2020-03-10T20:35:06.899722928</dc:date>
    <meta:editing-duration>PT5M24S</meta:editing-duration>
    <meta:editing-cycles>4</meta:editing-cycles>
    <meta:document-statistic meta:table-count="0" meta:image-count="16" meta:object-count="0" meta:page-count="6" meta:paragraph-count="216" meta:word-count="1039" meta:character-count="7709" meta:non-whitespace-character-count="6439"/>
  </office:meta>
</office:document-meta>
</file>